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19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Training Acc</text:p>
          </table:table-cell>
          <table:table-cell table:style-name="ce1" office:value-type="string" calcext:value-type="string">
            <text:p>Test Acc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Logistic Regression</text:p>
          </table:table-cell>
          <table:table-cell table:style-name="ce3" office:value-type="float" office:value="0.971995192307692" calcext:value-type="float">
            <text:p>0.971995192307692</text:p>
          </table:table-cell>
          <table:table-cell table:style-name="ce4" office:value-type="float" office:value="0.954807692307692" calcext:value-type="float">
            <text:p>0.9548076923076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rnel SVM</text:p>
          </table:table-cell>
          <table:table-cell table:style-name="ce4" office:value-type="float" office:value="0.999038461538462" calcext:value-type="float">
            <text:p>0.999038461538462</text:p>
          </table:table-cell>
          <table:table-cell table:style-name="ce4" office:value-type="float" office:value="0.964423076923077" calcext:value-type="float">
            <text:p>0.9644230769230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ision Tre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975240384615385" calcext:value-type="float">
            <text:p>0.9752403846153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NN</text:p>
          </table:table-cell>
          <table:table-cell table:style-name="ce4" office:value-type="float" office:value="0.516826923076923" calcext:value-type="float">
            <text:p>0.516826923076923</text:p>
          </table:table-cell>
          <table:table-cell table:style-name="ce4" office:value-type="float" office:value="0.510576923076923" calcext:value-type="float">
            <text:p>0.5105769230769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ive Ba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dom Forest</text:p>
          </table:table-cell>
          <table:table-cell table:style-name="ce4" office:value-type="float" office:value="0.999338942307692" calcext:value-type="float">
            <text:p>0.999338942307692</text:p>
          </table:table-cell>
          <table:table-cell table:style-name="ce4" office:value-type="float" office:value="0.972115384615385" calcext:value-type="float">
            <text:p>0.9721153846153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port Vector Machine</text:p>
          </table:table-cell>
          <table:table-cell table:style-name="ce4" office:value-type="float" office:value="0.9953125" calcext:value-type="float">
            <text:p>0.9953125</text:p>
          </table:table-cell>
          <table:table-cell table:style-name="ce4" office:value-type="float" office:value="0.972596153846154" calcext:value-type="float">
            <text:p>0.972596153846154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9:30:41.594173603</meta:creation-date>
    <dc:date>2024-01-16T20:25:12.556380048</dc:date>
    <meta:editing-duration>PT3M50S</meta:editing-duration>
    <meta:editing-cycles>1</meta:editing-cycles>
    <meta:document-statistic meta:table-count="1" meta:cell-count="24" meta:object-count="0"/>
    <meta:generator>LibreOffice/7.3.7.2$Linux_X86_64 LibreOffice_project/30$Build-2</meta:generator>
  </office:meta>
</office:document-meta>
</file>